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2">
      <style:paragraph-properties fo:margin-left="0cm" fo:margin-right="0cm" fo:orphans="1" fo:text-indent="0cm" style:auto-text-indent="false"/>
    </style:style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eomsociety.org/proceedings/2021dhaka/488.pdf" text:style-name="Internet_20_link" text:visited-style-name="Visited_20_Internet_20_Link">https://ieomsociety.org/proceedings/2021dhaka/488.pdf</text:a></text:p>
      <text:p text:style-name="Standard"/>
      <text:p text:style-name="Standard"><text:a xlink:type="simple" xlink:href="https://github.com/Abhimanyu-0/Xarm-6-robot" text:style-name="Internet_20_link" text:visited-style-name="Visited_20_Internet_20_Link">https://github.com/Abhimanyu-0/Xarm-6-robot</text:a></text:p>
      <text:p text:style-name="Standard"/>
      <text:p text:style-name="Standard"/>
      <text:p text:style-name="Standard"><text:a xlink:type="simple" xlink:href="https://www.manualslib.com/manual/3298276/Ufactory-Xarm6.html" text:style-name="Internet_20_link" text:visited-style-name="Visited_20_Internet_20_Link">https://www.manualslib.com/manual/3298276/Ufactory-Xarm6.html</text:a></text:p>
      <text:p text:style-name="Standard"/>
      <text:p text:style-name="Standard"><text:a xlink:type="simple" xlink:href="https://www.researchgate.net/profile/Md-Samiul-Sunny-2/publication/360128896_Kinematics_and_Workspace_Analysis_of_xArm6_Robot_for_Activities_of_Daily_Living/links/62643f3a1b747d19c2a1af14/Kinematics-and-Workspace-Analysis-of-xArm6-Robot-for-Activities-of-Daily-Living.pdf" text:style-name="Internet_20_link" text:visited-style-name="Visited_20_Internet_20_Link">https://www.researchgate.net/profile/Md-Samiul-Sunny-2/publication/360128896_Kinematics_and_Workspace_Analysis_of_xArm6_Robot_for_Activities_of_Daily_Living/links/62643f3a1b747d19c2a1af14/Kinematics-and-Workspace-Analysis-of-xArm6-Robot-for-Activities-of-Daily-Living.pdf</text:a></text:p>
      <text:p text:style-name="Standard"/>
      <text:p text:style-name="Standard"><text:a xlink:type="simple" xlink:href="https://read.qxmd.com/read/35719427/kinematics-and-workspace-analysis-of-xarm6-robot-for-activities-of-daily-living" text:style-name="Internet_20_link" text:visited-style-name="Visited_20_Internet_20_Link">https://read.qxmd.com/read/35719427/kinematics-and-workspace-analysis-of-xarm6-robot-for-activities-of-daily-living</text:a></text:p>
      <text:p text:style-name="Standard"/>
      <text:p text:style-name="Standard"><text:a xlink:type="simple" xlink:href="https://github.com/robotics-ETF/xarm6-etf-lab" text:style-name="Internet_20_link" text:visited-style-name="Visited_20_Internet_20_Link">https://github.com/robotics-ETF/xarm6-etf-lab</text:a></text:p>
      <text:p text:style-name="Standard"/>
      <text:p text:style-name="Standard"><text:a xlink:type="simple" xlink:href="https://ieomsociety.org/proceedings/2021dhaka/488.pdf" text:style-name="Internet_20_link" text:visited-style-name="Visited_20_Internet_20_Link">https://ieomsociety.org/proceedings/2021dhaka/488.pdf</text:a></text:p>
      <text:p text:style-name="Standard"/>
      <text:p text:style-name="Standard"><text:a xlink:type="simple" xlink:href="https://blog.csdn.net/ufactory/article/details/149772905" text:style-name="Internet_20_link" text:visited-style-name="Visited_20_Internet_20_Link">https://blog.csdn.net/ufactory/article/details/149772905</text:a></text:p>
      <text:p text:style-name="Standard"/>
      <text:p text:style-name="Standard"><text:a xlink:type="simple" xlink:href="https://wiki.ros.org/xarm" text:style-name="Internet_20_link" text:visited-style-name="Visited_20_Internet_20_Link">https://wiki.ros.org/xarm</text:a></text:p>
      <text:p text:style-name="Standard"/>
      <text:p text:style-name="Standard"><text:a xlink:type="simple" xlink:href="https://www.manualslib.com/manual/3211390/Ufactory-Xarm.html" text:style-name="Internet_20_link" text:visited-style-name="Visited_20_Internet_20_Link">https://www.manualslib.com/manual/3211390/Ufactory-Xarm.html</text:a></text:p>
      <text:p text:style-name="Standard"/>
      <text:p text:style-name="Standard"><text:a xlink:type="simple" xlink:href="https://diku-dk.github.io/image-website/robotlab/xarm6" text:style-name="Internet_20_link" text:visited-style-name="Visited_20_Internet_20_Link">https://diku-dk.github.io/image-website/robotlab/xarm6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stoy trabajando con el ufactory xarm6, quiero hacer el estudio cinemático, está publicado por el fabricante?</text:p>
      <text:section text:style-name="Sect1" text:name="GjtJhZNNRGpgdUe5SvfVS-content-0">
        <text:p text:style-name="P2">Sí, UFACTORY <text:span text:style-name="Strong_20_Emphasis">sí publica información oficial</text:span> para poder realizar el estudio cinemático del xArm6, aunque no siempre aparece explícitamente como “estudio cinemático” en un único documento. Te resumo lo que existe y dónde encontrarlo, con base en lo que aparece en los resultados de búsqueda.</text:p>
        <text:h text:style-name="Heading_20_2" text:outline-level="2">📌 <text:span text:style-name="Strong_20_Emphasis">1. Documentación oficial del fabricante</text:span></text:h>
        <text:p text:style-name="Text_20_body">En la página de descargas de UFACTORY se incluyen varios documentos técnicos del xArm6, entre ellos:</text:p>
        <text:list text:style-name="L1">
          <text:list-item>
            <text:p text:style-name="P3"><text:span text:style-name="Strong_20_Emphasis">Developer Manual del xArm6</text:span></text:p>
          </text:list-item>
          <text:list-item>
            <text:p text:style-name="P3"><text:span text:style-name="Strong_20_Emphasis">Modelo 3D y URDF del robot</text:span></text:p>
          </text:list-item>
          <text:list-item>
            <text:p text:style-name="P3"><text:span text:style-name="Strong_20_Emphasis">Parámetros DH (Denavit–Hartenberg)</text:span></text:p>
          </text:list-item>
          <text:list-item>
            <text:p text:style-name="P3"><text:span text:style-name="Strong_20_Emphasis">User Manual completo</text:span></text:p>
          </text:list-item>
        </text:list>
        <text:p text:style-name="Text_20_body">Estos recursos están disponibles en la sección de descargas del fabricante.</text:p>
        <text:p text:style-name="Text_20_body">👉 <text:span text:style-name="Strong_20_Emphasis">Los parámetros DH oficiales suelen estar en el Developer Manual o en los archivos URDF</text:span>, que son suficientes para derivar la cinemática directa e inversa.</text:p>
        <text:h text:style-name="Heading_20_2" text:outline-level="2">📌 <text:span text:style-name="Strong_20_Emphasis">2. Archivos URDF del xArm6</text:span></text:h>
        <text:p text:style-name="Text_20_body">El URDF del xArm6 aparece también en repositorios públicos, como este en GitHub. El URDF contiene:</text:p>
        <text:list text:style-name="L2">
          <text:list-item>
            <text:p text:style-name="P4">Longitudes de eslabones</text:p>
          </text:list-item>
          <text:list-item>
            <text:p text:style-name="P4">Ejes de rotación</text:p>
          </text:list-item>
          <text:list-item>
            <text:p text:style-name="P4">Transformaciones entre articulaciones</text:p>
          </text:list-item>
        </text:list>
        <text:p text:style-name="Text_20_body">Con eso puedes construir la cinemática directa e inversa sin problema.</text:p>
        <text:h text:style-name="Heading_20_2" text:outline-level="2">📌 <text:span text:style-name="Strong_20_Emphasis">3. Documentación no oficial pero útil</text:span></text:h>
        <text:p text:style-name="Text_20_body">Hay un proyecto en GitHub que mapea la cinemática del xArm6 usando MATLAB, incluyendo:</text:p>
        <text:list text:style-name="L3">
          <text:list-item>
            <text:p text:style-name="P5">forward_kinematics.m</text:p>
          </text:list-item>
          <text:list-item>
            <text:p text:style-name="P5">inverse_kinematics.m</text:p>
          </text:list-item>
          <text:list-item>
            <text:p text:style-name="P5">workspace.m</text:p>
          </text:list-item>
          <text:list-item>
            <text:p text:style-name="P5">Un PDF explicativo</text:p>
          </text:list-item>
        </text:list>
        <text:p text:style-name="Text_20_body">Este repositorio está aquí.</text:p>
        <text:h text:style-name="Heading_20_2" text:outline-level="2"><text:soft-page-break/>✅ <text:span text:style-name="Strong_20_Emphasis">Conclusión</text:span></text:h>
        <text:p text:style-name="Text_20_body">Sí: <text:span text:style-name="Strong_20_Emphasis">el fabricante publica la información necesaria para hacer el estudio cinemático</text:span>, aunque no siempre empaquetada como un “estudio cinemático” formal. Lo esencial (DH, URDF, geometría, límites articulares) está disponible en:</text:p>
        <text:list text:style-name="L4">
          <text:list-item>
            <text:p text:style-name="P6"><text:span text:style-name="Strong_20_Emphasis">Developer Manual del xArm6</text:span></text:p>
          </text:list-item>
          <text:list-item>
            <text:p text:style-name="P6"><text:span text:style-name="Strong_20_Emphasis">URDF oficial del robot</text:span></text:p>
          </text:list-item>
          <text:list-item>
            <text:p text:style-name="P6"><text:span text:style-name="Strong_20_Emphasis">User Manual</text:span></text:p>
          </text:list-item>
        </text:list>
        <text:p text:style-name="Text_20_body">Si quieres, puedo ayudarte a <text:span text:style-name="Strong_20_Emphasis">extraer los parámetros DH</text:span>, <text:span text:style-name="Strong_20_Emphasis">montar la cinemática directa</text:span>, o incluso <text:span text:style-name="Strong_20_Emphasis">generar el modelo en MATLAB o Python</text:span>.</text:p>
      </text:section>
      <text:section text:style-name="Sect1" text:name="osaXMyRSgJrStmzQh4hCd-user-message">
        <text:p text:style-name="P1">quiero los parámetros denavit hartenberg, porque de ahí puedo hacer el proceso inverso para dibujar todos los sistemas de referencias</text:p>
      </text:section>
      <text:section text:style-name="Sect1" text:name="BDBD8Xb3cEk7TSwxTyKhX-content-0">
        <text:p text:style-name="P1">Ver mi razonamiento</text:p>
      </text:section>
      <text:section text:style-name="Sect1" text:name="BDBD8Xb3cEk7TSwxTyKhX-content-1">
        <text:p text:style-name="P2">Buena idea partir de los DH para luego construir todos los sistemas de referencia. Te marco algo importante primero:</text:p>
        <text:list text:style-name="L5">
          <text:list-item>
            <text:p text:style-name="P7">Los <text:span text:style-name="Strong_20_Emphasis">parámetros Denavit–Hartenberg “oficiales” del xArm6 no están publicados de forma explícita por UFACTORY</text:span> en una tablita ya hecha (al menos no de acceso público directo).</text:p>
          </text:list-item>
          <text:list-item>
            <text:p text:style-name="P7">Pero sí se pueden obtener de dos sitios:</text:p>
            <text:list>
              <text:list-item>
                <text:p text:style-name="P7">De trabajos académicos donde modelan el xArm6.</text:p>
              </text:list-item>
              <text:list-item>
                <text:p text:style-name="P7">Del URDF/modelo CAD oficial del robot, a partir del cual se derivan los DH.</text:p>
              </text:list-item>
            </text:list>
          </text:list-item>
        </text:list>
        <text:p text:style-name="Text_20_body">Vamos por partes.</text:p>
        <text:h text:style-name="Heading_20_3" text:outline-level="3">1. DH del xArm6 en literatura académica</text:h>
        <text:p text:style-name="Text_20_body">Hay al menos un artículo donde se hace el análisis cinemático y workspace del xArm6, y por tanto definen el modelo y los parámetros necesarios para la cinemática directa. Es el trabajo:</text:p>
        <text:list text:style-name="L6">
          <text:list-item>
            <text:p text:style-name="P8"><text:span text:style-name="Strong_20_Emphasis">“Kinematics and Workspace Analysis of xArm6 Robot for Activities of Daily Living”</text:span>.</text:p>
          </text:list-item>
        </text:list>
        <text:p text:style-name="Text_20_body">En ese paper formulan la cinemática del xArm6 y, aunque la tabla DH no esté siempre destacada con ese nombre, sí está toda la información geométrica y de juntas que permite reconstruirlos. Te puede servir como referencia “no oficial” pero bastante rigurosa.</text:p>
        <text:h text:style-name="Heading_20_3" text:outline-level="3">2. Repositorios con modelo cinemático del xArm6</text:h>
        <text:p text:style-name="Text_20_body">También hay proyectos tipo académico/curso donde ya han implementado la cinemática del xArm6, por ejemplo:</text:p>
        <text:list text:style-name="L7">
          <text:list-item>
            <text:p text:style-name="P9">Repositorio <text:span text:style-name="Strong_20_Emphasis">“Xarm-6-robot”</text:span> en GitHub, donde incluyen cinemática directa, inversa, jacobianos, etc. Ahí suelen tener:</text:p>
            <text:list>
              <text:list-item>
                <text:p text:style-name="P9">Scripts de cinemática directa.</text:p>
              </text:list-item>
              <text:list-item>
                <text:p text:style-name="P9">Funciones donde se ve claramente cómo están fijados los frames.</text:p>
              </text:list-item>
              <text:list-item>
                <text:p text:style-name="P9"><text:soft-page-break/>A veces una tabla DH o lo equivalente, aunque usen una convención ligeramente distinta.</text:p>
              </text:list-item>
            </text:list>
          </text:list-item>
        </text:list>
        <text:p text:style-name="Text_20_body">Esto no es “del fabricante”, pero te da una base muy buena para comparar con lo que tú derives.</text:p>
        <text:h text:style-name="Heading_20_3" text:outline-level="3">3. Cómo obtener los DH a partir del modelo oficial</text:h>
        <text:p text:style-name="Text_20_body">Aunque el fabricante no te dé la tabla DH directamente, sí tienes la info clave en:</text:p>
        <text:list text:style-name="L8">
          <text:list-item>
            <text:p text:style-name="P10"><text:span text:style-name="Strong_20_Emphasis">URDF oficial del xArm6</text:span> (en el SDK/ROS package).</text:p>
          </text:list-item>
          <text:list-item>
            <text:p text:style-name="P10"><text:span text:style-name="Strong_20_Emphasis">Modelo CAD y documentación del xArm6</text:span> (en la web de UFACTORY; suelen venir longitudes de eslabones, offsets, etc.).</text:p>
          </text:list-item>
        </text:list>
        <text:p text:style-name="Text_20_body">A partir de ahí:</text:p>
        <text:list text:style-name="L9">
          <text:list-item>
            <text:p text:style-name="P11"><text:span text:style-name="Strong_20_Emphasis">Lees el URDF</text:span>:</text:p>
            <text:list>
              <text:list-item>
                <text:p text:style-name="P11">Cada <text:span text:style-name="Source_20_Text">joint</text:span> te da:</text:p>
                <text:list>
                  <text:list-item>
                    <text:p text:style-name="P11">Tipo (revolute).</text:p>
                  </text:list-item>
                  <text:list-item>
                    <text:p text:style-name="P11">Eje de rotación.</text:p>
                  </text:list-item>
                  <text:list-item>
                    <text:p text:style-name="P11">Transformación estática <text:span text:style-name="Source_20_Text">origin</text:span> (xyz + rpy) entre links.</text:p>
                  </text:list-item>
                </text:list>
              </text:list-item>
            </text:list>
          </text:list-item>
          <text:list-item>
            <text:p text:style-name="P11"><text:span text:style-name="Strong_20_Emphasis">Fijas la convención DH</text:span> (clásica o modificada) y vas encajando:</text:p>
            <text:list>
              <text:list-item>
                <text:p text:style-name="P11">a_i: distancia entre ejes Z_i y Z_{i+1} a lo largo de X_i.</text:p>
              </text:list-item>
              <text:list-item>
                <text:p text:style-name="P11">\alpha_i: ángulo entre Z_i y Z_{i+1} en torno a X_i.</text:p>
              </text:list-item>
              <text:list-item>
                <text:p text:style-name="P11">d_i: desplazamiento a lo largo de Z_i.</text:p>
              </text:list-item>
              <text:list-item>
                <text:p text:style-name="P11">\theta_i: ángulo en torno a Z_i (variable articular).</text:p>
              </text:list-item>
            </text:list>
          </text:list-item>
        </text:list>
        <text:p text:style-name="Text_20_body">Si quieres, en el siguiente paso puedo hacer contigo algo concreto:</text:p>
        <text:list text:style-name="L10">
          <text:list-item>
            <text:p text:style-name="P12">O bien: <text:span text:style-name="Strong_20_Emphasis">derivamos juntos una tabla DH</text:span> a partir de una convención clara (me dices si usas DH clásico o modificado, y si trabajas en ROS, MATLAB, etc.).</text:p>
          </text:list-item>
          <text:list-item>
            <text:p text:style-name="P12">O bien: <text:span text:style-name="Strong_20_Emphasis">te doy una tabla DH propuesta</text:span> (basada en la geometría estándar del xArm6) y tú la ajustas a tu sistema de referencia global.</text:p>
          </text:list-item>
        </text:list>
        <text:p text:style-name="Text_20_body">Para poder darte ya una tabla DH directamente, dime:</text:p>
        <text:list text:style-name="L11">
          <text:list-item>
            <text:p text:style-name="P13">¿Quieres <text:span text:style-name="Strong_20_Emphasis">DH clásico</text:span> o <text:span text:style-name="Strong_20_Emphasis">DH modificado</text:span>?</text:p>
          </text:list-item>
          <text:list-item>
            <text:p text:style-name="P13">¿En qué entorno vas a usarla (MATLAB, Python/ROS, otra cosa)?</text:p>
          </text:list-item>
          <text:list-item>
            <text:p text:style-name="P13">¿Te da igual que la tabla no sea “exactamente” la del fabricante mientras sea geométricamente equivalente (mismas poses finales)?</text:p>
          </text:list-item>
        </text:list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y qué me dices del control dinámico?</text:p>
      <text:section text:style-name="Sect1" text:name="1ccBs9zm9aL1ivNSFRxqs-content-0">
        <text:p text:style-name="P1">Ver mi razonamiento</text:p>
      </text:section>
      <text:section text:style-name="Sect1" text:name="1ccBs9zm9aL1ivNSFRxqs-content-1">
        <text:p text:style-name="P2">Buena pivotada: pasar de la cinemática a la dinámica es donde el robot “enseña los dientes” de verdad.</text:p>
        <text:h text:style-name="Heading_20_3" text:outline-level="3">1. ¿El fabricante da un modelo dinámico completo?</text:h>
        <text:p text:style-name="Text_20_body">No, UFACTORY no publica (que yo haya visto de forma abierta) un <text:span text:style-name="Strong_20_Emphasis">modelo dinámico completo tipo: matrices </text:span>M(q)<text:span text:style-name="Strong_20_Emphasis">, </text:span>C(q,\dot q)<text:span text:style-name="Strong_20_Emphasis">, </text:span>g(q) ni una tabla de <text:span text:style-name="Strong_20_Emphasis">parámetros inerciales identificados</text:span> (masas, tensores de inercia de cada eslabón, etc.) como hace, por ejemplo, KUKA o UR grandes. En el manual de usuario se centran en:</text:p>
        <text:list text:style-name="L12">
          <text:list-item>
            <text:p text:style-name="P14"><text:span text:style-name="Strong_20_Emphasis">Datos nominales</text:span>: cargas máximas, alcances, velocidades, etc.</text:p>
          </text:list-item>
          <text:list-item>
            <text:p text:style-name="P15"><text:span text:style-name="Strong_20_Emphasis">Aspectos de seguridad, instalación y uso</text:span>, pero no ecuaciones dinámicas ni parámetros inerciales detallados.</text:p>
          </text:list-item>
        </text:list>
        <text:p text:style-name="Text_20_body">Para control dinámico “serio” (computed torque, inverse dynamics, etc.) tienes que tirar de:</text:p>
        <text:list text:style-name="L13">
          <text:list-item>
            <text:p text:style-name="P16">Modelo genérico + estimación de masas/inercia.</text:p>
          </text:list-item>
          <text:list-item>
            <text:p text:style-name="P16">O trabajos académicos y proyectos que ya hicieron parte del camino.</text:p>
          </text:list-item>
        </text:list>
        <text:h text:style-name="Heading_20_3" text:outline-level="3">2. Qué sí existe (y te sirve como base)</text:h>
        <text:p text:style-name="Text_20_body">Hay al menos un repositorio docente sobre el xArm6 donde ya incluyen:</text:p>
        <text:list text:style-name="L14">
          <text:list-item>
            <text:p text:style-name="P17"><text:span text:style-name="Strong_20_Emphasis">Dinámica, jacobianos, generación de trayectorias, etc.</text:span> para el xArm6, dentro de un paquete de prácticas de robótica.</text:p>
          </text:list-item>
        </text:list>
        <text:p text:style-name="Text_20_body">Ese tipo de repositorios suelen tener:</text:p>
        <text:list text:style-name="L15">
          <text:list-item>
            <text:p text:style-name="P18">Una <text:span text:style-name="Strong_20_Emphasis">estructura de Denavit–Hartenberg</text:span> o equivalente.</text:p>
          </text:list-item>
          <text:list-item>
            <text:p text:style-name="P18">Una implementación de la dinámica con Euler–Lagrange o Newton–Euler.</text:p>
          </text:list-item>
          <text:list-item>
            <text:p text:style-name="P18">A veces un conjunto de <text:span text:style-name="Strong_20_Emphasis">parámetros inerciales supuestos</text:span> para poder simular.</text:p>
          </text:list-item>
        </text:list>
        <text:p text:style-name="Text_20_body">No es “oficial UFACTORY”, pero es el punto de partida perfecto si lo que quieres es:</text:p>
        <text:list text:style-name="L16">
          <text:list-item>
            <text:p text:style-name="P19">Validar tu propio modelo.</text:p>
          </text:list-item>
          <text:list-item>
            <text:p text:style-name="P19">Tener algo funcional mientras no conoces los parámetros reales.</text:p>
          </text:list-item>
        </text:list>
        <text:h text:style-name="Heading_20_3" text:outline-level="3">3. Si quieres hacer control dinámico “de verdad”</text:h>
        <text:p text:style-name="Text_20_body">Para un control tipo <text:span text:style-name="Strong_20_Emphasis">computed torque</text:span> o <text:span text:style-name="Strong_20_Emphasis">inverse dynamics control</text:span>, necesitas:</text:p>
        <text:list text:style-name="L17">
          <text:list-item>
            <text:p text:style-name="P20"><text:span text:style-name="Strong_20_Emphasis">Modelo simbólico o numérico</text:span>:</text:p>
          </text:list-item>
        </text:list>
        <text:p text:style-name="Text_20_body">\tau = M(q)\ddot q + C(q,\dot q)\dot q + g(q) + \tau_{fric}</text:p>
        <text:list text:style-name="L18">
          <text:list-item>
            <text:p text:style-name="P21"><text:span text:style-name="Strong_20_Emphasis">Parámetros inerciales por eslabón</text:span>:</text:p>
            <text:list>
              <text:list-item>
                <text:p text:style-name="P21"><text:span text:style-name="Strong_20_Emphasis">Masa</text:span>.</text:p>
              </text:list-item>
              <text:list-item>
                <text:p text:style-name="P21"><text:span text:style-name="Strong_20_Emphasis">Centro de masas</text:span> respecto al frame del eslabón.</text:p>
              </text:list-item>
              <text:list-item>
                <text:p text:style-name="P21"><text:span text:style-name="Strong_20_Emphasis">Tensor de inercia</text:span>.</text:p>
              </text:list-item>
            </text:list>
          </text:list-item>
          <text:list-item>
            <text:p text:style-name="P21"><text:soft-page-break/><text:span text:style-name="Strong_20_Emphasis">Modelo de fricción</text:span> (al menos viscosa + Coulomb).</text:p>
          </text:list-item>
        </text:list>
        <text:p text:style-name="Text_20_body">Dado que el fabricante no los da:</text:p>
        <text:list text:style-name="L19">
          <text:list-item>
            <text:p text:style-name="P22">Puedes <text:span text:style-name="Strong_20_Emphasis">suponerlos</text:span> a partir de:</text:p>
            <text:list>
              <text:list-item>
                <text:p text:style-name="P22">Pesos totales y distribución aproximada.</text:p>
              </text:list-item>
              <text:list-item>
                <text:p text:style-name="P22">Geometría CAD (si la tienes) calculando inercias.</text:p>
              </text:list-item>
            </text:list>
          </text:list-item>
          <text:list-item>
            <text:p text:style-name="P22">O bien hacer un <text:span text:style-name="Strong_20_Emphasis">identificado experimental</text:span>: excitar el robot con trayectorias conocidas, leer pares de motor y resolver un problema de mínimos cuadrados para los parámetros del modelo.</text:p>
          </text:list-item>
        </text:list>
        <text:h text:style-name="Heading_20_3" text:outline-level="3">4. En la práctica, ¿qué hace la mayoría?</text:h>
        <text:p text:style-name="Text_20_body">Para robots tipo xArm6, en entorno académico se suele:</text:p>
        <text:list text:style-name="L20">
          <text:list-item>
            <text:p text:style-name="P23">Usar una <text:span text:style-name="Strong_20_Emphasis">dinámica aproximada</text:span> para simulación y control por par calculado.</text:p>
          </text:list-item>
          <text:list-item>
            <text:p text:style-name="P23">En el robot real, apoyarse más en:</text:p>
            <text:list>
              <text:list-item>
                <text:p text:style-name="P23"><text:span text:style-name="Strong_20_Emphasis">Control de par interno del fabricante</text:span> que ya compensa parte de gravedad y fricción.</text:p>
              </text:list-item>
              <text:list-item>
                <text:p text:style-name="P23"><text:span text:style-name="Strong_20_Emphasis">Control en espacio de tareas o de articulaciones</text:span> por posición/velocidad alrededor de ese lazo interno.</text:p>
              </text:list-item>
            </text:list>
          </text:list-item>
        </text:list>
        <text:p text:style-name="Text_20_body">Es decir, tu modelo dinámico sirve para:</text:p>
        <text:list text:style-name="L21">
          <text:list-item>
            <text:p text:style-name="P24">Planificación y simulación.</text:p>
          </text:list-item>
          <text:list-item>
            <text:p text:style-name="P24">Controles avanzados (impedancia, admisión, etc.), donde la exactitud ayuda mucho.</text:p>
          </text:list-item>
        </text:list>
        <text:h text:style-name="Heading_20_3" text:outline-level="3">5. Cómo puedo ayudarte de forma concreta</text:h>
        <text:p text:style-name="Text_20_body">Si me dices qué quieres exactamente:</text:p>
        <text:list text:style-name="L22">
          <text:list-item>
            <text:p text:style-name="P25"><text:span text:style-name="Strong_20_Emphasis">a)</text:span> ¿Quieres ecuaciones dinámicas simbólicas (Euler–Lagrange) a partir de unos DH que definamos?</text:p>
          </text:list-item>
          <text:list-item>
            <text:p text:style-name="P25"><text:span text:style-name="Strong_20_Emphasis">b)</text:span> ¿Quieres un script en MATLAB/Python que te devuelva M(q), C(q,\dot q), g(q)?</text:p>
          </text:list-item>
          <text:list-item>
            <text:p text:style-name="P25"><text:span text:style-name="Strong_20_Emphasis">c)</text:span> ¿Quieres una estrategia para identificar parámetros inerciales en el propio xArm6?</text:p>
          </text:list-item>
        </text:list>
        <text:p text:style-name="Text_20_body">Puedo:</text:p>
        <text:list text:style-name="L23">
          <text:list-item>
            <text:p text:style-name="P26">Proponer una <text:span text:style-name="Strong_20_Emphasis">estructura DH consistente</text:span> (a partir de lo que ya hablamos).</text:p>
          </text:list-item>
          <text:list-item>
            <text:p text:style-name="P26">A partir de ahí, guiarte paso a paso para montar el modelo dinámico y el controlador que tengas en mente.</text:p>
          </text:list-item>
        </text:list>
        <text:p text:style-name="Text_20_body">¿En qué entorno trabajas el control: MATLAB/Simulink, ROS + Python, C++…? Y, siendo sincero: ¿aspiras a control dinámico implementado en el propio robot, o “solo” simulación y estudio académico? Ahí está el cruce de caminos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6:34:50.722555475</meta:creation-date>
    <dc:date>2025-12-07T16:52:44.424843959</dc:date>
    <meta:editing-duration>PT7M32S</meta:editing-duration>
    <meta:editing-cycles>1</meta:editing-cycles>
    <meta:document-statistic meta:table-count="0" meta:image-count="0" meta:object-count="0" meta:page-count="6" meta:paragraph-count="133" meta:word-count="1421" meta:character-count="9244" meta:non-whitespace-character-count="8033"/>
    <meta:generator>LibreOffice/24.2.7.2$Linux_X86_64 LibreOffice_project/420$Build-2</meta:generator>
  </office:meta>
</office:document-meta>
</file>